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50%" fo:widows="1" fo:padding="0cm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line-height="150%" fo:widows="1" fo:padding="0cm" fo:border="none"/>
      <style:text-properties fo:font-variant="normal" fo:text-transform="none" fo:color="#444444" style:font-name="Open Sans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0186625849163707" text:style-name="L1">
        <text:list-item>
          <text:p text:style-name="P1">Database name</text:p>
        </text:list-item>
        <text:list-item>
          <text:p text:style-name="P1">Database username</text:p>
        </text:list-item>
        <text:list-item>
          <text:p text:style-name="P1">Database password</text:p>
        </text:list-item>
        <text:list-item>
          <text:p text:style-name="P1">Database host</text:p>
        </text:list-item>
        <text:list-item>
          <text:p text:style-name="P2">Table prefix (if you want to run more than one WordPress in a single database)</text:p>
        </text:list-item>
      </text:list>
      <text:p text:style-name="Standard">create a wp-config.php file</text:p>
      <text:p text:style-name="Standard"/>
      <text:p text:style-name="Standard">Webhost-Provider</text:p>
      <text:p text:style-name="Standard"><text:tab/>Website-files storage</text:p>
      <text:p text:style-name="Standard"><text:tab/>Firewall</text:p>
      <text:p text:style-name="Standard"><text:tab/>Email</text:p>
      <text:p text:style-name="Standard"><text:tab/>FTP</text:p>
      <text:p text:style-name="Standard"><text:tab/>Domain name registration</text:p>
      <text:p text:style-name="Standard"><text:tab/>Anzahl benötigter Datenbanken beachten!</text:p>
      <text:p text:style-name="Standard"/>
      <text:p text:style-name="Standard"><text:tab/>Hosts:</text:p>
      <text:p text:style-name="Standard"><text:tab/><text:tab/>sysprovide</text:p>
      <text:p text:style-name="Standard"><text:tab/><text:tab/>strato</text:p>
      <text:p text:style-name="Standard"><text:tab/><text:tab/>netcup</text:p>
      <text:p text:style-name="Standard"><text:tab/><text:tab/>GoDaddy</text:p>
      <text:p text:style-name="Standard"><text:tab/><text:tab/>Host Europe</text:p>
      <text:p text:style-name="Standard"><text:tab/><text:tab/>Amazon</text:p>
      <text:p text:style-name="Standard"><text:tab/><text:tab/>Intergenia</text:p>
      <text:p text:style-name="Standard"><text:tab/><text:tab/>Hetzner</text:p>
      <text:p text:style-name="Standard"><text:tab/>https://www.webhostinghero.com/who-is-hosting/</text:p>
      <text:p text:style-name="Standard"/>
      <text:p text:style-name="Standard">Domain name</text:p>
      <text:p text:style-name="Standard">CMS/Control Panel</text:p>
      <text:p text:style-name="Standard"/>
      <text:p text:style-name="Standard">SSL-certificate/Shopping cart</text:p>
      <text:p text:style-name="Standard"/>
      <text:p text:style-name="Standard"><text:a xlink:type="simple" xlink:href="https://www.siteground.com/tutorials/wordpress/wordpress-installation.htm" text:style-name="Internet_20_link" text:visited-style-name="Visited_20_Internet_20_Link">https://www.siteground.com/tutorials/wordpress/wordpress-installation.htm</text:a></text:p>
      <text:p text:style-name="Standard"/>
      <text:p text:style-name="Standard"><text:a xlink:type="simple" xlink:href="https://codex.wordpress.org/Editing_wp-config.php" text:style-name="Internet_20_link" text:visited-style-name="Visited_20_Internet_20_Link">https://codex.wordpress.org/Editing_wp-config.php</text:a></text:p>
      <text:p text:style-name="Standard"/>
      <text:p text:style-name="Standard">https://www.siteground.com/tutorials/webhosting/choose_webhost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5T00:33:09.94</meta:creation-date>
    <dc:date>2015-11-08T23:04:13.36</dc:date>
    <meta:editing-duration>PT4M5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9" meta:word-count="65" meta:character-count="675"/>
  </office:meta>
</office:document-meta>
</file>